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13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14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15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16" style:family="paragraph" style:parent-style-name="Standard" style:list-style-name="L7">
      <style:paragraph-properties fo:text-align="start" style:justify-single-word="false"/>
      <style:text-properties style:language-asian="ko" style:country-asian="KR"/>
    </style:style>
    <style:style style:name="P17" style:family="paragraph" style:parent-style-name="Standard" style:list-style-name="L8">
      <style:paragraph-properties fo:text-align="start" style:justify-single-word="false"/>
      <style:text-properties style:language-asian="ko" style:country-asian="KR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19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3"/>
      <text:p text:style-name="P3"/>
      <text:p text:style-name="P4"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p text:style-name="P3"/>
      <text:list xml:id="list888662762" text:style-name="L1">
        <text:list-item>
          <text:p text:style-name="P9">목표 프로그램의 모티브</text:p>
          <text:p text:style-name="P9"/>
        </text:list-item>
      </text:list>
      <text:list xml:id="list906703775" text:style-name="L2">
        <text:list-item>
          <text:p text:style-name="P12"><text:s/>DOS, 윈도우95 시절 즐기던 스네이크 게임</text:p>
        </text:list-item>
        <text:list-item>
          <text:p text:style-name="P12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  <text:p text:style-name="P12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text:soft-page-break/></text:p>
          <text:p text:style-name="P12"/>
        </text:list-item>
      </text:list>
      <text:p text:style-name="P7"/>
      <text:list xml:id="list423979940" text:style-name="L3">
        <text:list-item>
          <text:p text:style-name="P10">목표 프로그램 개요</text:p>
        </text:list-item>
      </text:list>
      <text:list xml:id="list1863097420" text:continue-list="list888662762" text:style-name="L1">
        <text:list-header>
          <text:p text:style-name="P13"/>
        </text:list-header>
      </text:list>
      <text:list xml:id="list509212890" text:style-name="L4">
        <text:list-item>
          <text:p text:style-name="P14">뱀이 바닥을 기어다니는 모습을 위쪽에서 바라보는 탑뷰 형식</text:p>
        </text:list-item>
        <text:list-item>
          <text:p text:style-name="P14">위, 아래, 왼쪽, 오른쪽의 4가지 키 입력 사용</text:p>
        </text:list-item>
        <text:list-item>
          <text:p text:style-name="P14">입력된 키 방향에 따라 뱀의 머리가 자동적으로 이동한다</text:p>
        </text:list-item>
        <text:list-item>
          <text:p text:style-name="P14">뱀의 머리가 화면의 상, 하, 좌, 우 끝 부분이나 뱀의 몸체에 닿게 되면 게임 오버</text:p>
        </text:list-item>
        <text:list-item>
          <text:p text:style-name="P14">일정 시간마다 화면에 생성된 식량 아이템을 먹지 못하면 게임 오버</text:p>
        </text:list-item>
        <text:list-item>
          <text:p text:style-name="P14">뱀이 식량 아이템을 먹으면 제한시간 타이머가 초기화</text:p>
        </text:list-item>
        <text:list-item>
          <text:p text:style-name="P14">뱀이 식량 아이템을 먹을때 마다 몸체의 길이가 길어지고 이동 속도가 빨라진다</text:p>
        </text:list-item>
        <text:list-item>
          <text:p text:style-name="P14">일정 시간마다 뱀의 이동속도와 길이를 줄이는 아이템이 맵에 등장</text:p>
        </text:list-item>
        <text:list-item>
          <text:p text:style-name="P14">최대한 오랜 시간동안 뱀이 살아남는 것이 이 게임의 목표</text:p>
        </text:list-item>
      </text:list>
      <text:p text:style-name="P1"/>
      <text:p text:style-name="P1"/>
      <text:list xml:id="list1057397185" text:style-name="L5">
        <text:list-item>
          <text:p text:style-name="P18">제한사항과 극복 방안</text:p>
        </text:list-item>
      </text:list>
      <text:p text:style-name="P6"/>
      <text:list xml:id="list718797323" text:style-name="L6">
        <text:list-item>
          <text:p text:style-name="P15">화면 출력을 위해 어떤 라이브러리를 어떻게 사용하여야 할 것인가?</text:p>
        </text:list-item>
      </text:list>
      <text:list xml:id="list2080158385" text:style-name="L7">
        <text:list-header>
          <text:p text:style-name="P19">- <text:span text:style-name="T1">저번 학기 프로젝트 소스코드 읽어보기</text:span></text:p>
          <text:p text:style-name="P16">- NDS 개발 커뮤니티 사이트 둘러보기</text:p>
          <text:p text:style-name="P16">- 인터넷 검색 사이트 이용</text:p>
        </text:list-header>
      </text:list>
      <text:p text:style-name="P1"/>
      <text:list xml:id="list1729716791" text:style-name="L8">
        <text:list-item>
          <text:p text:style-name="P17">소리 재생을 어떻게 할 것인가?</text:p>
          <text:p text:style-name="P11">- 저번 학기 프로젝트 소스코드를 그대로 이용</text:p>
          <text:p text:style-name="P11"/>
        </text:list-item>
        <text:list-item>
          <text:p text:style-name="P11">멀티 테스크 환경에서의 태스크 관리 방법은?</text:p>
        </text:list-item>
      </text:list>
      <text:p text:style-name="P8"><text:tab/>- github에서 한글화된 FreeRTOS API 문서를 받아 참고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15T12:51:33</dc:date>
    <meta:editing-duration>PT16M26S</meta:editing-duration>
    <meta:editing-cycles>5</meta:editing-cycles>
    <meta:generator>LibreOffice/3.5$Linux_x86 LibreOffice_project/350m1$Build-2</meta:generator>
    <meta:document-statistic meta:table-count="0" meta:image-count="1" meta:object-count="0" meta:page-count="2" meta:paragraph-count="32" meta:word-count="228" meta:character-count="826" meta:non-whitespace-character-count="668"/>
  </office:meta>
</office:document-meta>
</file>